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53000002474589B999.png" manifest:media-type="image/png"/>
  <manifest:file-entry manifest:full-path="Pictures/1000000100000780000002B35E955812.png" manifest:media-type="image/png"/>
  <manifest:file-entry manifest:full-path="Pictures/100000010000077400000328BE26422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8947"/>
    </style:style>
    <style:style style:name="P2" style:family="paragraph" style:parent-style-name="Standard">
      <style:text-properties officeooo:rsid="00008947" officeooo:paragraph-rsid="00008947"/>
    </style:style>
    <style:style style:name="P3" style:family="paragraph" style:parent-style-name="Standard">
      <style:text-properties officeooo:rsid="00008947" officeooo:paragraph-rsid="0000894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Se crea el test</text:p>
      <text:p text:style-name="Standard"><draw:frame draw:style-name="fr2" draw:name="Imagen1" text:anchor-type="char" svg:x="-0.437cm" svg:y="0.072cm" svg:width="17.59cm" svg:height="5.468cm" draw:z-index="0"><draw:image xlink:href="Pictures/1000000100000753000002474589B999.png" xlink:type="simple" xlink:show="embed" xlink:actuate="onLoad" draw:mime-type="image/png"/></draw:frame></text:p>
      <text:p text:style-name="Standard"/>
      <text:p text:style-name="Standard"/>
      <text:p text:style-name="P2">se corre el test y se muestra un evento de trigger</text:p>
      <text:p text:style-name="Standard"/>
      <text:p text:style-name="Standard"><draw:frame draw:style-name="fr1" draw:name="Imagen2" text:anchor-type="char" svg:width="17.59cm" svg:height="6.329cm" draw:z-index="1"><draw:image xlink:href="Pictures/1000000100000780000002B35E955812.png" xlink:type="simple" xlink:show="embed" xlink:actuate="onLoad" draw:mime-type="image/png"/></draw:frame></text:p>
      <text:p text:style-name="Standard"/>
      <text:p text:style-name="Standard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3" text:anchor-type="char" svg:x="-0.09cm" svg:y="-0.577cm" svg:width="17.59cm" svg:height="6.329cm" draw:z-index="2"><draw:image xlink:href="Pictures/1000000100000780000002B35E955812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<draw:frame draw:style-name="fr1" draw:name="Imagen4" text:anchor-type="char" svg:width="17.59cm" svg:height="7.449cm" draw:z-index="3"><draw:image xlink:href="Pictures/100000010000077400000328BE26422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5T20:12:49.305000000</meta:creation-date>
    <dc:date>2024-03-15T20:20:05.930000000</dc:date>
    <meta:editing-duration>PT4M58S</meta:editing-duration>
    <meta:editing-cycles>2</meta:editing-cycles>
    <meta:generator>LibreOffice/24.2.1.2$Windows_X86_64 LibreOffice_project/db4def46b0453cc22e2d0305797cf981b68ef5ac</meta:generator>
    <meta:document-statistic meta:table-count="0" meta:image-count="4" meta:object-count="0" meta:page-count="2" meta:paragraph-count="2" meta:word-count="15" meta:character-count="66" meta:non-whitespace-character-count="52"/>
  </office:meta>
</office:document-meta>
</file>